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2" style:family="paragraph" style:parent-style-name="Standard">
      <style:text-properties officeooo:rsid="0017453e" officeooo:paragraph-rsid="0017453e"/>
    </style:style>
    <style:style style:name="P3" style:family="paragraph" style:parent-style-name="Standard" style:list-style-name="L2">
      <style:text-properties officeooo:rsid="0017453e" officeooo:paragraph-rsid="0018f4d8"/>
    </style:style>
    <style:style style:name="P4" style:family="paragraph" style:parent-style-name="Standard">
      <style:text-properties officeooo:paragraph-rsid="0017453e"/>
    </style:style>
    <style:style style:name="P5" style:family="paragraph" style:parent-style-name="Standard" style:list-style-name="L2">
      <style:text-properties officeooo:paragraph-rsid="0017453e"/>
    </style:style>
    <style:style style:name="P6" style:family="paragraph" style:parent-style-name="Standard" style:list-style-name="L2">
      <style:text-properties officeooo:paragraph-rsid="0018f4d8"/>
    </style:style>
    <style:style style:name="P7" style:family="paragraph" style:parent-style-name="Standard" style:list-style-name="L2">
      <style:text-properties officeooo:paragraph-rsid="00197f06"/>
    </style:style>
    <style:style style:name="P8" style:family="paragraph" style:parent-style-name="Standard" style:list-style-name="L2">
      <style:text-properties officeooo:rsid="0018f4d8" officeooo:paragraph-rsid="0018f4d8"/>
    </style:style>
    <style:style style:name="P9" style:family="paragraph" style:parent-style-name="Standard" style:list-style-name="L2">
      <style:text-properties officeooo:rsid="0018f4d8" officeooo:paragraph-rsid="00197f06"/>
    </style:style>
    <style:style style:name="P10" style:family="paragraph" style:parent-style-name="Standard" style:list-style-name="L2">
      <style:text-properties officeooo:rsid="00197f06" officeooo:paragraph-rsid="00197f06"/>
    </style:style>
    <style:style style:name="P11" style:family="paragraph" style:parent-style-name="Standard" style:list-style-name="L2">
      <style:text-properties officeooo:rsid="001bfb1a" officeooo:paragraph-rsid="001bfb1a"/>
    </style:style>
    <style:style style:name="P12" style:family="paragraph" style:parent-style-name="Standard" style:list-style-name="L2">
      <style:text-properties officeooo:rsid="001c344e" officeooo:paragraph-rsid="001c344e"/>
    </style:style>
    <style:style style:name="P13" style:family="paragraph" style:parent-style-name="Standard">
      <style:text-properties officeooo:rsid="001c344e" officeooo:paragraph-rsid="0025b549"/>
    </style:style>
    <style:style style:name="P14" style:family="paragraph" style:parent-style-name="Standard">
      <style:text-properties fo:font-size="16pt" officeooo:rsid="00206f79" officeooo:paragraph-rsid="00206f79" style:font-size-asian="16pt" style:font-size-complex="16pt"/>
    </style:style>
    <style:style style:name="P15" style:family="paragraph" style:parent-style-name="Standard">
      <style:text-properties fo:font-size="12pt" officeooo:rsid="00206f79" officeooo:paragraph-rsid="00206f79" style:font-size-asian="10.5pt" style:font-size-complex="12pt"/>
    </style:style>
    <style:style style:name="P16" style:family="paragraph" style:parent-style-name="Standard">
      <style:text-properties fo:font-size="12pt" officeooo:rsid="0021ac3b" officeooo:paragraph-rsid="0021ac3b" style:font-size-asian="10.5pt" style:font-size-complex="12pt"/>
    </style:style>
    <style:style style:name="P17" style:family="paragraph" style:parent-style-name="Standard">
      <style:text-properties fo:font-size="12pt" officeooo:rsid="00241261" officeooo:paragraph-rsid="00241261" style:font-size-asian="10.5pt" style:font-size-complex="12pt"/>
    </style:style>
    <style:style style:name="P18" style:family="paragraph" style:parent-style-name="Standard">
      <style:text-properties fo:font-size="12pt" officeooo:rsid="0025a94c" officeooo:paragraph-rsid="0025a94c" style:font-size-asian="10.5pt" style:font-size-complex="12pt"/>
    </style:style>
    <style:style style:name="P19" style:family="paragraph" style:parent-style-name="Standard">
      <style:text-properties fo:font-size="12pt" officeooo:rsid="0025b549" officeooo:paragraph-rsid="0025b549" style:font-size-asian="10.5pt" style:font-size-complex="12pt"/>
    </style:style>
    <style:style style:name="P20" style:family="paragraph" style:parent-style-name="Standard">
      <style:text-properties officeooo:rsid="0025b549" officeooo:paragraph-rsid="0025b549"/>
    </style:style>
    <style:style style:name="T1" style:family="text">
      <style:text-properties officeooo:rsid="0017453e"/>
    </style:style>
    <style:style style:name="T2" style:family="text">
      <style:text-properties officeooo:rsid="0018f4d8"/>
    </style:style>
    <style:style style:name="T3" style:family="text">
      <style:text-properties officeooo:rsid="00197f06"/>
    </style:style>
    <style:style style:name="T4" style:family="text">
      <style:text-properties officeooo:rsid="001ae501"/>
    </style:style>
    <style:style style:name="T5" style:family="text">
      <style:text-properties officeooo:rsid="001bfb1a"/>
    </style:style>
    <style:style style:name="T6" style:family="text">
      <style:text-properties officeooo:rsid="001c344e"/>
    </style:style>
    <style:style style:name="T7" style:family="text">
      <style:text-properties officeooo:rsid="001dbd60"/>
    </style:style>
    <style:style style:name="T8" style:family="text">
      <style:text-properties officeooo:rsid="002840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1bbf3163-7fff-60d5-f75a-0d8cdfc53ffa"/>Функциональные требования к проектируемому ПО</text:h>
      <text:p text:style-name="Standard"/>
      <text:p text:style-name="P4"><text:span text:style-name="T1">Разработать систему управления API (</text:span><text:span text:style-name="Emphasis">API Management</text:span><text:span text:style-name="T1">).</text:span></text:p>
      <text:p text:style-name="P2"/>
      <text:p text:style-name="P2">Задача проектируемой сиситемы:</text:p>
      <text:p text:style-name="P2"/>
      <text:list xml:id="list574584753" text:style-name="L2">
        <text:list-item>
          <text:p text:style-name="P5"><text:span text:style-name="T2">Реализовать понятие и </text:span><text:span text:style-name="T1">окружение поставщика API</text:span><text:span text:style-name="T2">:</text:span></text:p>
          <text:list>
            <text:list-item>
              <text:p text:style-name="P6"><text:span text:style-name="T2">самостоятельную регистрацию в роли поставщика API</text:span></text:p>
            </text:list-item>
            <text:list-item>
              <text:p text:style-name="P8">р<text:span text:style-name="T1">азраб</text:span>о<text:span text:style-name="T1">т</text:span>ку<text:span text:style-name="T1"> API на основе спецификации OpenAPI 3.0</text:span></text:p>
            </text:list-item>
            <text:list-item>
              <text:p text:style-name="P8">публикацию разработанной API в каталоге системы</text:p>
            </text:list-item>
            <text:list-item>
              <text:p text:style-name="P9">управление конфигурацией развертывания: </text:p>
              <text:list>
                <text:list-item>
                  <text:p text:style-name="P7"><text:span text:style-name="T2">указание </text:span><text:span text:style-name="T3">эндпоинтов сервисов в OpenAPI спецификации с последующей обработкой в рантайме</text:span></text:p>
                </text:list-item>
                <text:list-item>
                  <text:p text:style-name="P9">деплой разработанной API на предоставленные шлюзы</text:p>
                </text:list-item>
                <text:list-item>
                  <text:p text:style-name="P9"><text:span text:style-name="T3">декларация в OpenAPI спецификации </text:span>выборочн<text:span text:style-name="T3">ого </text:span>депло<text:span text:style-name="T3">я</text:span> API на определнные шлюзы (в определенные группы) </text:p>
                </text:list-item>
              </text:list>
            </text:list-item>
            <text:list-item>
              <text:p text:style-name="P11">управление жизненным циклом API</text:p>
            </text:list-item>
            <text:list-item>
              <text:p text:style-name="P11">управлять подпискаим на API</text:p>
            </text:list-item>
            <text:list-item>
              <text:p text:style-name="P9"><text:span text:style-name="T3">преобразование трафика проходящего через шлюз путем применения политик</text:span></text:p>
            </text:list-item>
            <text:list-item>
              <text:p text:style-name="P9"><text:span text:style-name="T3">возможность декларирования политик в расширении OpenAPI спецификации</text:span></text:p>
            </text:list-item>
          </text:list>
        </text:list-item>
        <text:list-item>
          <text:p text:style-name="P8">Реализовать понятие и окружение сопровождения:</text:p>
          <text:list>
            <text:list-item>
              <text:p text:style-name="P12">управление шлюзами в UI, управление размещением<text:span text:style-name="T4"> шлюз</text:span>ов<text:span text:style-name="T4"> в платформе управления контейнерами OpenShift Container Platform </text:span><text:span text:style-name="T7">через OpenShift API</text:span></text:p>
            </text:list-item>
            <text:list-item>
              <text:p text:style-name="P3">возможность маркировать шлюзы для их разбиения на логические группы</text:p>
            </text:list-item>
            <text:list-item>
              <text:p text:style-name="P8">управление конфигурацией развертывания <text:span text:style-name="T3">аналогично возможностям поставщика</text:span></text:p>
            </text:list-item>
            <text:list-item>
              <text:p text:style-name="P10"><text:span text:style-name="T4">у</text:span>правление пользователями системы</text:p>
            </text:list-item>
            <text:list-item>
              <text:p text:style-name="P7"><text:span text:style-name="T3">просмотр логов </text:span><text:span text:style-name="T5">вызова </text:span><text:span text:style-name="T6">API</text:span><text:span text:style-name="T5"> и аудит действий пользователей</text:span></text:p>
            </text:list-item>
            <text:list-item>
              <text:p text:style-name="P11">управление иными сущностями системы: приложения, подписки</text:p>
            </text:list-item>
          </text:list>
        </text:list-item>
        <text:list-item>
          <text:p text:style-name="P11">Реализовать понятие и окружение потребителя API:</text:p>
          <text:list>
            <text:list-item>
              <text:p text:style-name="P11">самостоятельную регистрацию в роли потребителя API</text:p>
            </text:list-item>
            <text:list-item>
              <text:p text:style-name="P11">управление приложениями потребителя, <text:span text:style-name="T7">генерация api-key, client_id, sclient_secret</text:span></text:p>
            </text:list-item>
            <text:list-item>
              <text:p text:style-name="P11">управление подписками потребителя</text:p>
            </text:list-item>
            <text:list-item>
              <text:p text:style-name="P11">возможность просмотра каталога опубликованных API</text:p>
            </text:list-item>
            <text:list-item>
              <text:p text:style-name="P11">возможность получить JWT с созданным приложением</text:p>
            </text:list-item>
            <text:list-item>
              <text:p text:style-name="P11">возможность вызова бизнес-API с полученым токеном </text:p>
            </text:list-item>
            <text:list-item>
              <text:p text:style-name="P12">возможность вызова бизнес-API с долгоживущим api-key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Предметная область, сущности и термины</text:p>
      <text:p text:style-name="P14"/>
      <text:p text:style-name="P15">API</text:p>
      <text:p text:style-name="P16">OpenAPI спецификация</text:p>
      <text:p text:style-name="P15">Сервис поставщика</text:p>
      <text:p text:style-name="P15">Приложение потребителя</text:p>
      <text:p text:style-name="P17">Подписка</text:p>
      <text:p text:style-name="P18">Трафик</text:p>
      <text:p text:style-name="P19">Логи, события</text:p>
      <text:p text:style-name="P19">Аудит</text:p>
      <text:p text:style-name="P18">Политика</text:p>
      <text:p text:style-name="P15">Токен</text:p>
      <text:p text:style-name="P15">Api-Key</text:p>
      <text:p text:style-name="P15">client_id, client_secret</text:p>
      <text:p text:style-name="P15">Поставщик API</text:p>
      <text:p text:style-name="P15">Потребитель API</text:p>
      <text:p text:style-name="P15">Сопровождение</text:p>
      <text:p text:style-name="P13"><text:span text:style-name="T4">OpenShift Container Platform</text:span></text:p>
      <text:p text:style-name="P20">OpenShift API</text:p>
      <text:p text:style-name="P20">OpenShift Cluster <text:span text:style-name="T8">(Tenant?)</text:span></text:p>
      <text:p text:style-name="P20">OpenShift Namespace</text:p>
      <text:p text:style-name="P20">Sharding Tag</text:p>
      <text:p text:style-name="P20">Tenant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7:22:03.863430942</meta:creation-date>
    <dc:date>2021-08-08T11:40:48.353699289</dc:date>
    <meta:editing-duration>PT52M21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261" meta:character-count="2054" meta:non-whitespace-character-count="1869"/>
  </office:meta>
</office:document-meta>
</file>